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8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3cm" fo:break-before="auto" style:use-optimal-row-height="true"/>
    </style:style>
    <style:style style:name="ro6" style:family="table-row">
      <style:table-row-properties style:row-height="4.3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wrap-option="wrap"/>
      <style:text-properties fo:color="#c0c0c0" style:font-name="Arial" fo:font-size="10pt" style:font-size-asian="10pt" style:font-size-complex="10pt"/>
    </style:style>
    <style:style style:name="ce4" style:family="table-cell" style:parent-style-name="Default">
      <style:table-cell-properties fo:background-color="transparent" fo:wrap-option="wrap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wrap-option="wrap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wrap-option="wrap"/>
      <style:text-properties fo:color="#b3b3b3" style:font-name="Arial" fo:font-size="10pt" style:font-size-asian="10pt" style:font-size-complex="10pt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ext-properties fo:color="#b3b3b3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fo:wrap-option="wrap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c0c0c0"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3b3b3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ext-properties fo:color="#c0c0c0" style:font-name="Arial" fo:font-size="10pt" style:font-size-asian="10pt" style:font-size-complex="10pt"/>
    </style:style>
    <style:style style:name="ce25" style:family="table-cell" style:parent-style-name="Default">
      <style:table-cell-properties fo:background-color="transparent"/>
      <style:text-properties fo:color="#b3b3b3"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style:font-size-asian="10pt" style:font-size-complex="10pt"/>
    </style:style>
    <style:style style:name="ce27" style:family="table-cell" style:parent-style-name="Default">
      <style:text-properties fo:color="#b3b3b3" style:font-name="Arial" fo:font-size="10pt" style:font-size-asian="10pt" style:font-size-complex="10pt"/>
    </style:style>
    <style:style style:name="ce28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ext-properties fo:color="#808080" style:font-name="Arial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0c0c0" style:font-name="Arial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Arial" fo:font-size="10pt" style:font-size-asian="10pt" style:font-size-complex="10pt"/>
    </style:style>
    <style:style style:name="ce35" style:family="table-cell" style:parent-style-name="Default">
      <style:text-properties fo:color="#c0c0c0"/>
    </style:style>
    <style:style style:name="ce36" style:family="table-cell" style:parent-style-name="Default">
      <style:table-cell-properties fo:background-color="transparent"/>
      <style:text-properties fo:color="#b3b3b3"/>
    </style:style>
    <style:style style:name="ce37" style:family="table-cell" style:parent-style-name="Default" style:data-style-name="N37"/>
    <style:style style:name="gr1" style:family="graphic">
      <style:graphic-properties draw:marker-start="Linienende_20_1" draw:marker-start-width="0.2cm" draw:marker-start-center="false" draw:fill="solid" draw:fill-color="#ffffc0" fo:min-height="6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T2" style:family="text">
      <style:text-properties fo:color="#c0c0c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18"/>
        <table:table-column table:style-name="co2" table:default-cell-style-name="ce26"/>
        <table:table-column table:style-name="co2" table:default-cell-style-name="ce32"/>
        <table:table-column table:style-name="co2" table:number-columns-repeated="1020" table:default-cell-style-name="Default"/>
        <table:table-row table:style-name="ro1">
          <table:table-cell table:style-name="ce1" office:value-type="string">
            <text:p>Stand: 15.04.2009</text:p>
          </table:table-cell>
          <table:table-cell table:style-name="ce14" table:number-columns-repeated="4"/>
          <table:table-cell table:number-columns-repeated="1019"/>
        </table:table-row>
        <table:table-row table:style-name="ro1">
          <table:table-cell table:style-name="ce1"/>
          <table:table-cell table:style-name="ce14" table:number-columns-repeated="4"/>
          <table:table-cell table:number-columns-repeated="1019"/>
        </table:table-row>
        <table:table-row table:style-name="ro1">
          <table:table-cell table:style-name="ce1" office:value-type="string">
            <office:annotation draw:style-name="gr1" draw:text-style-name="P2" svg:width="7.706cm" svg:height="6.951cm" svg:x="15.233cm" svg:y="0.001cm" draw:caption-point-x="-15.233cm" draw:caption-point-y="-0.001cm">
              <dc:creator>JO</dc:creator>
              <dc:date>2009-03-25T00:00:00</dc:date>
              <text:p text:style-name="P1"><text:span text:style-name="T1">(Nach Abschluss, kann man theoretisch die Version veröffentlichen)</text:span></text:p>
            </office:annotation>
            <text:p>Tasks Iteration 1: Values sind Teil des Modells </text:p>
          </table:table-cell>
          <table:table-cell table:style-name="ce14" office:value-type="string">
            <text:p>Prio</text:p>
          </table:table-cell>
          <table:table-cell table:style-name="ce14" office:value-type="string">
            <text:p>Aufwand</text:p>
          </table:table-cell>
          <table:table-cell table:style-name="ce14" office:value-type="string">
            <text:p>Status</text:p>
          </table:table-cell>
          <table:table-cell table:style-name="ce14" office:value-type="string">
            <text:p>Bemerkun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(Nach Abschluss, kann man theoretisch die nächste Faktor-IPS Version veröffentlichen)</text:p>
          </table:table-cell>
          <table:table-cell table:style-name="ce14" table:number-columns-repeated="4"/>
          <table:table-cell table:number-columns-repeated="1019"/>
        </table:table-row>
        <table:table-row table:style-name="ro2">
          <table:table-cell office:value-type="string">
            <text:p><text:span text:style-name="T2">Bei geerbten Attributen Datentyp, „Unique Identifier“-Eigenschaft und „Use as Literal Name“-Eigenschaft immer zur Laufzeit aus der Superklasse ermitteln.</text:span> <text:span text:style-name="T2">Dialogfelder disablen.</text:span> <text:span text:style-name="T2">Refactoring der getter / finder Methoden für Attribute</text:span>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ertig</text:p>
          </table:table-cell>
          <table:table-cell table:number-columns-repeated="1020"/>
        </table:table-row>
        <table:table-row table:style-name="ro3">
          <table:table-cell office:value-type="string">
            <text:p>Umbenennung Identifier in „use as Literal Name“ (UI und Modell)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ertig</text:p>
          </table:table-cell>
          <table:table-cell table:number-columns-repeated="1020"/>
        </table:table-row>
        <table:table-row table:style-name="ro4">
          <table:table-cell office:value-type="string">
            <text:p>Markieren von Attributen als Unique (das muss auch im Codegenerator berücksichtigt werden)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ertig</text:p>
          </table:table-cell>
          <table:table-cell table:style-name="ce35"/>
          <table:table-cell table:number-columns-repeated="1019"/>
        </table:table-row>
        <table:table-row table:style-name="ro4">
          <table:table-cell office:value-type="string">
            <text:p>Umbenennung valuesArePartOfModel zu containingValues, Validierungen die nicht in Wizards benötigt werden auch nicht ins published package, 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ertig</text:p>
          </table:table-cell>
          <table:table-cell table:style-name="ce35"/>
          <table:table-cell table:number-columns-repeated="1019"/>
        </table:table-row>
        <table:table-row table:style-name="ro3">
          <table:table-cell office:value-type="string">
            <text:p>Codegenerierung für Java &lt; 5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ertig</text:p>
          </table:table-cell>
          <table:table-cell table:number-columns-repeated="1020"/>
        </table:table-row>
        <table:table-row table:style-name="ro3">
          <table:table-cell office:value-type="string">
            <text:p>Codegenerierung im Integrationstest testen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ertig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Codegenerierung (bei use Java5-Enums=true): Das Interface für den abstract Supertype wird falsch generiert (Instanzvariablen, Methodenimplementierungen) 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1" office:value-type="string">
            <text:p>fertig</text:p>
          </table:table-cell>
          <table:table-cell table:style-name="ce36" table:number-columns-repeated="252"/>
          <table:table-cell table:number-columns-repeated="768"/>
        </table:table-row>
        <table:table-row table:style-name="ro5">
          <table:table-cell table:style-name="ce5" office:value-type="string">
            <text:p>Beim Tabben aus der letzten Spalte bei der EnumValuesSection wird eingetippter Wert nicht gespeichert</text:p>
          </table:table-cell>
          <table:table-cell table:style-name="ce17"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office:value-type="string">
            <text:p>Der Wert wird nur nicht gespeichert, wenn man sich auch in der</text:p>
            <text:p>letzten Reihe befindet, also quasi durch den TAB eine neue</text:p>
            <text:p>Zeile (= neuer EnumValue) eingefügt wird, übrigens auch wenn man</text:p>
            <text:p>die Pfeil unten – Taste drückt und dadurch eine neue Zeile</text:p>
            <text:p>hinzugefügt wird = gleiches Problem.</text:p>
            <text:p>Der Listener für die Keys scheint wohl seine Tätigkeit zu tun</text:p>
            <text:p>noch bevor ein „save“ in der aktuellen Zelle aufgerufen wird.</text:p>
          </table:table-cell>
          <table:table-cell table:number-columns-repeated="1019"/>
        </table:table-row>
        <table:table-row table:style-name="ro6">
          <table:table-cell table:style-name="ce6" office:value-type="string">
            <text:p>Exception bei der Generierung, falls in einem EnumType ein anderer EnumType als Datentyp eines Attributes verwendet wird. 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office:value-type="string">
            <text:p>Diesen Fehler konnte ich nicht nachvollziehen, bei mir funktioniert das.</text:p>
            <text:p>Vielleicht hat er sich mittlerweile von selbst behoben?</text:p>
            <text:p/>
            <text:p>Allerdings gibt es hier ein Problem mit den imports, scheint aber</text:p>
            <text:p>tiefer im Builder angesiedelt zu sein:</text:p>
            <text:p/>
            <text:p>Ist das andere Enum im selben Package will er trotzdem </text:p>
            <text:p>das Enum importieren, verwendet dazu den qualifizierten</text:p>
            <text:p>IpsPackage - Pfad, der aber nicht dem qualifizierten</text:p>
            <text:p>JavaPackage Pfad entspricht.</text:p>
          </table:table-cell>
          <table:table-cell table:number-columns-repeated="1019"/>
        </table:table-row>
        <table:table-row table:style-name="ro4">
          <table:table-cell table:style-name="ce7" office:value-type="string">
            <text:p>Finder-Methoden für Datatypes im IpsProject müssen die neuen Enumtypen berücksichtigen. </text:p>
          </table:table-cell>
          <table:table-cell table:style-name="ce19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33" office:value-type="string">
            <text:p>fertig</text:p>
          </table:table-cell>
          <table:table-cell table:style-name="ce10" office:value-type="string">
            <text:p>implementiert Peter </text:p>
          </table:table-cell>
          <table:table-cell table:style-name="ce10" table:number-columns-repeated="1019"/>
        </table:table-row>
        <table:table-row table:style-name="ro3">
          <table:table-cell office:value-type="string">
            <text:p>Wizard sollte Attribute der Superklasse übernehmen. </text:p>
          </table:table-cell>
          <table:table-cell table:style-name="ce15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ertig</text:p>
          </table:table-cell>
          <table:table-cell table:style-name="ce26"/>
          <table:table-cell table:number-columns-repeated="1019"/>
        </table:table-row>
        <table:table-row table:style-name="ro4">
          <table:table-cell table:style-name="ce5" office:value-type="string">
            <text:p>Warnung für Values, falls der Enumtype als abstract markiert ist. Analog, falls Werte nicht Teile des Modells sein sollen.</text:p>
          </table:table-cell>
          <table:table-cell table:style-name="ce17"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8" office:value-type="string">
            <text:p>Prüfung auf Zyklen in der Supertype-Hierarchie</text:p>
          </table:table-cell>
          <table:table-cell table:style-name="ce20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33" office:value-type="string">
            <text:p>fertig</text:p>
          </table:table-cell>
          <table:table-cell table:style-name="ce10" office:value-type="string">
            <text:p>implementiert Peter </text:p>
          </table:table-cell>
          <table:table-cell table:style-name="ce10" table:number-columns-repeated="1019"/>
        </table:table-row>
        <table:table-row table:style-name="ro3">
          <table:table-cell table:style-name="ce9" office:value-type="string">
            <text:p>Bereitstellung von ID und Name für das Faktor-IPS User Interface</text:p>
          </table:table-cell>
          <table:table-cell table:style-name="ce1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Kein Speichern der Description an den Values</text:p>
          </table:table-cell>
          <table:table-cell table:style-name="ce21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33" office:value-type="string">
            <text:p>fertig</text:p>
          </table:table-cell>
          <table:table-cell table:style-name="ce10" office:value-type="string">
            <text:p>implementiert Peter </text:p>
          </table:table-cell>
          <table:table-cell table:style-name="ce10" table:number-columns-repeated="1019"/>
        </table:table-row>
        <table:table-row table:style-name="ro1">
          <table:table-cell table:style-name="Default" office:value-type="string">
            <text:p>Ausbau der alten Enum-Abbildung über Tabellen</text:p>
          </table:table-cell>
          <table:table-cell table:style-name="ce22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office:value-type="string">
            <text:p>offen</text:p>
          </table:table-cell>
          <table:table-cell office:value-type="string">
            <text:p>implementiert Peter 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Import/Export aus/nach Excel/CSV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offen</text:p>
          </table:table-cell>
          <table:table-cell office:value-type="string">
            <text:p>implementiert Roman</text:p>
          </table:table-cell>
          <table:table-cell table:number-columns-repeated="1019"/>
        </table:table-row>
        <table:table-row table:style-name="ro3">
          <table:table-cell table:style-name="ce11" office:value-type="string">
            <text:p>Summe Iteration</text:p>
          </table:table-cell>
          <table:table-cell table:style-name="ce17"/>
          <table:table-cell table:style-name="ce28" table:formula="of:=SUM([.C5:.C21])" office:value-type="float" office:value="6.25">
            <text:p>6,25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7"/>
          <table:table-cell table:style-name="ce28"/>
          <table:table-cell table:number-columns-repeated="1021"/>
        </table:table-row>
        <table:table-row table:style-name="ro1">
          <table:table-cell table:style-name="ce5"/>
          <table:table-cell table:style-name="ce17"/>
          <table:table-cell table:number-columns-repeated="1022"/>
        </table:table-row>
        <table:table-row table:style-name="ro1">
          <table:table-cell table:style-name="ce1" office:value-type="string">
            <text:p>Tasks Iteration 2: Values sind Teil der Konfiguration</text:p>
          </table:table-cell>
          <table:table-cell table:style-name="ce14" office:value-type="string">
            <text:p>Prio</text:p>
          </table:table-cell>
          <table:table-cell table:style-name="ce14" office:value-type="string">
            <text:p>Aufwand</text:p>
          </table:table-cell>
          <table:table-cell table:style-name="ce14" office:value-type="string">
            <text:p>Status</text:p>
          </table:table-cell>
          <table:table-cell table:number-columns-repeated="1020"/>
        </table:table-row>
        <table:table-row table:style-name="ro3">
          <table:table-cell table:style-name="ce12" office:value-type="string">
            <text:p>EnumType leitet von Supertype ab =&gt; NPE wenn man den EnumContent Editor öffnet. </text:p>
          </table:table-cell>
          <table:table-cell table:style-name="ce23" office:value-type="float" office:value="4">
            <text:p>4</text:p>
          </table:table-cell>
          <table:table-cell table:style-name="ce29" office:value-type="float" office:value="0">
            <text:p>0</text:p>
          </table:table-cell>
          <table:table-cell table:style-name="ce34" office:value-type="string">
            <text:p>fertig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Codegenerierung, Zugriff auf die Werte</text:p>
          </table:table-cell>
          <table:table-cell table:style-name="ce22"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Testen, was hier sonst noch offen ist + Bugfixing</text:p>
          </table:table-cell>
          <table:table-cell table:style-name="ce22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Summe Iteration</text:p>
          </table:table-cell>
          <table:table-cell table:style-name="ce17"/>
          <table:table-cell table:style-name="ce28" table:formula="of:=SUM([.C26:.C28]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7"/>
          <table:table-cell table:number-columns-repeated="1022"/>
        </table:table-row>
        <table:table-row table:style-name="ro1">
          <table:table-cell table:style-name="ce1" office:value-type="string">
            <text:p>Task Iteration 3 (nice to have)</text:p>
          </table:table-cell>
          <table:table-cell table:style-name="ce14"/>
          <table:table-cell table:style-name="Default"/>
          <table:table-cell table:style-name="ce22"/>
          <table:table-cell table:number-columns-repeated="1020"/>
        </table:table-row>
        <table:table-row table:style-name="ro1">
          <table:table-cell table:style-name="ce13" office:value-type="string">
            <text:p>Button zum Überschreiben von Attributen in der AttributeSection von EnumType</text:p>
          </table:table-cell>
          <table:table-cell table:style-name="ce14" office:value-type="float" office:value="5">
            <text:p>5</text:p>
          </table:table-cell>
          <table:table-cell table:style-name="Default" office:value-type="float" office:value="1.5">
            <text:p>1,5</text:p>
          </table:table-cell>
          <table:table-cell table:style-name="ce22" office:value-type="string">
            <text:p>offen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Verbesserung Delta-Fix bzgl. Verschieben von Attributen</text:p>
          </table:table-cell>
          <table:table-cell table:style-name="ce22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office:value-type="string">
            <text:p>Was müssen wir jetzt berücksichtigen, damit wir später keine Migration haben?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rüfen, ob Werte wirklich Unique</text:p>
          </table:table-cell>
          <table:table-cell table:style-name="ce22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Design mit Jörg abstimmen. Jörg implementiert gerade die Prüfung auf Unique Key Verletzungen in Tabellen. </text:p>
          </table:table-cell>
          <table:table-cell table:number-columns-repeated="1019"/>
        </table:table-row>
        <table:table-row table:style-name="ro4">
          <table:table-cell table:style-name="ce6" office:value-type="string">
            <text:p>Bei Neuanlage eines EnumTypes (der nicht ableitet von einem anderen) direkt ein ID Attribut erzeugen? (Name=id, Datatype=String, useAsLiteral=true).</text:p>
          </table:table-cell>
          <table:table-cell office:value-type="float" office:value="5">
            <text:p>5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Tutorial / Dokumentatio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Validierungs-Error-Marker zu AttributeSection, falls nicht alle Attribute inherited wurde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Summe Iteration</text:p>
          </table:table-cell>
          <table:table-cell/>
          <table:table-cell table:style-name="ce28" table:formula="of:=SUM([.C32:.C37])" office:value-type="float" office:value="13.75">
            <text:p>13,75</text:p>
          </table:table-cell>
          <table:table-cell table:style-name="ce26"/>
          <table:table-cell table:number-columns-repeated="1020"/>
        </table:table-row>
        <table:table-row table:style-name="ro1">
          <table:table-cell table:style-name="ce11"/>
          <table:table-cell table:number-columns-repeated="2"/>
          <table:table-cell table:style-name="ce26"/>
          <table:table-cell table:number-columns-repeated="1020"/>
        </table:table-row>
        <table:table-row table:style-name="ro1">
          <table:table-cell table:style-name="ce1" office:value-type="string">
            <text:p>Offene Punkte</text:p>
          </table:table-cell>
          <table:table-cell table:number-columns-repeated="2"/>
          <table:table-cell table:style-name="ce26"/>
          <table:table-cell table:number-columns-repeated="1020"/>
        </table:table-row>
        <table:table-row table:style-name="ro1">
          <table:table-cell table:style-name="ce13" office:value-type="string">
            <text:p>1.) Bisher kennt Faktor-IPS bei Enums eine ID und einen Namen. Woher kommen diese zukünftig? - Markierung von Attributen als „Use as name in Faktor-IPS UI“ und „use as ID in Faktor-IPS UI“</text:p>
          </table:table-cell>
          <table:table-cell table:number-columns-repeated="2"/>
          <table:table-cell table:style-name="ce26"/>
          <table:table-cell table:number-columns-repeated="1020"/>
        </table:table-row>
        <table:table-row table:style-name="ro1">
          <table:table-cell table:style-name="ce13" office:value-type="string">
            <text:p>2.) Wie ist die Description an geerbten Enum Attributen zu behandeln? Wird diese nicht nicht auch mitvererbt?</text:p>
          </table:table-cell>
          <table:table-cell table:number-columns-repeated="2"/>
          <table:table-cell table:style-name="ce26"/>
          <table:table-cell table:number-columns-repeated="1020"/>
        </table:table-row>
        <table:table-row table:style-name="ro1">
          <table:table-cell table:style-name="ce13" office:value-type="string">
            <text:p>3.) Wie soll genau das UI bzgl. der geerbten Attribute aussehen? Anzeige der Attribute Ja/Nein etc. Wie geht man mit Inkonsistenzen um?</text:p>
          </table:table-cell>
          <table:table-cell table:number-columns-repeated="2"/>
          <table:table-cell table:style-name="ce26"/>
          <table:table-cell table:number-columns-repeated="1020"/>
        </table:table-row>
        <table:table-row table:style-name="ro1">
          <table:table-cell table:style-name="ce13"/>
          <table:table-cell table:number-columns-repeated="2"/>
          <table:table-cell table:style-name="ce26"/>
          <table:table-cell table:number-columns-repeated="1020"/>
        </table:table-row>
      </table:table>
      <table:table table:name="BurnDown" table:style-name="ta1" table:print="false">
        <office:forms form:automatic-focus="false" form:apply-design-mode="false"/>
        <table:table-column table:style-name="co2" table:default-cell-style-name="ce37"/>
        <table:table-column table:style-name="co2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1" office:value-type="string">
            <text:p>Restaufwand Iteration 1</text:p>
          </table:table-cell>
        </table:table-row>
        <table:table-row table:style-name="ro1">
          <table:table-cell office:value-type="date" office:date-value="2009-03-26">
            <text:p>26.03.09</text:p>
          </table:table-cell>
          <table:table-cell office:value-type="float" office:value="14.25">
            <text:p>14,25</text:p>
          </table:table-cell>
        </table:table-row>
        <table:table-row table:style-name="ro1">
          <table:table-cell office:value-type="date" office:date-value="2009-04-02">
            <text:p>02.04.09</text:p>
          </table:table-cell>
          <table:table-cell office:value-type="float" office:value="13.25">
            <text:p>13,25</text:p>
          </table:table-cell>
        </table:table-row>
        <table:table-row table:style-name="ro1">
          <table:table-cell office:value-type="date" office:date-value="2009-04-08">
            <text:p>08.04.09</text:p>
          </table:table-cell>
          <table:table-cell office:value-type="float" office:value="12.25">
            <text:p>12,25</text:p>
          </table:table-cell>
        </table:table-row>
        <table:table-row table:style-name="ro1">
          <table:table-cell office:value-type="date" office:date-value="2009-04-14">
            <text:p>14.04.09</text:p>
          </table:table-cell>
          <table:table-cell office:value-type="float" office:value="7.5">
            <text:p>7,5</text:p>
          </table:table-cell>
        </table:table-row>
        <table:table-row table:style-name="ro1">
          <table:table-cell office:value-type="date" office:date-value="2009-04-15">
            <text:p>15.04.09</text:p>
          </table:table-cell>
          <table:table-cell office:value-type="float" office:value="6.75">
            <text:p>6,75</text:p>
          </table:table-cell>
        </table:table-row>
        <table:table-row table:style-name="ro1">
          <table:table-cell office:value-type="date" office:date-value="2009-04-16">
            <text:p>16.04.09</text:p>
          </table:table-cell>
          <table:table-cell office:value-type="float" office:value="6.25">
            <text:p>6,25</text:p>
          </table:table-cell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6">16.04.2009</text:date>, <text:time>16:29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Jan Ortmann</meta:initial-creator>
    <meta:creation-date>2009-03-25T11:38:11</meta:creation-date>
    <dc:date>2009-04-16T16:29:52.12</dc:date>
    <meta:editing-cycles>124</meta:editing-cycles>
    <meta:editing-duration>PT40H44M20S</meta:editing-duration>
    <meta:document-statistic meta:table-count="3" meta:cell-count="149" meta:object-count="0"/>
    <meta:user-defined meta:name="Info 1"/>
    <meta:user-defined meta:name="Info 2"/>
    <meta:user-defined meta:name="Info 3"/>
    <meta:user-defined meta:name="Info 4"/>
  </office:meta>
</office:document-meta>
</file>